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text-properties fo:font-weight="bold" style:font-weight-asian="bold" style:font-weight-complex="bold"/>
    </style:style>
    <style:style style:name="P9"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July 19.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
      <text:h text:style-name="P8"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p text:style-name="Text_20_body"/>
      <text:h text:style-name="Heading_20_1" text:outline-level="1">Dynamic Typing Vs. Static Typing</text:h>
      <text:p text:style-name="Text_20_body"><text:tab/>PineDL allows both dynamic and static typing.</text:p>
      <text:p text:style-name="Text_20_body"><text:tab/>Static typing means that a variable, once declared with a type, can not ever change it.</text:p>
      <text:p text:style-name="Text_20_body"><text:tab/>In dynamic typing, however, a given variable may have any type at any time, regardless of its original declaration.</text:p>
      <text:p text:style-name="Text_20_body"><text:tab/>Unless a type is specified in the variable declaration, PineDL assumes a variable is dynamically typed.</text:p>
      <text:p text:style-name="Text_20_body"/>
      <text:p text:style-name="code">var x = 3; //x is dynamically typed</text:p>
      <text:p text:style-name="code">x = "C"; //Valid</text:p>
      <text:p text:style-name="code"/>
      <text:p text:style-name="code">var y : int = 3; //y is statically typed</text:p>
      <text:p text:style-name="code">y = "C"; //Invalid</text:p>
      <text:p text:style-name="code"/>
      <text:p text:style-name="code">z = 3; //Invalid. z was not declared at all.</text:p>
      <text:p text:style-name="Text_20_body"/>
      <text:h text:style-name="P9" text:outline-level="1">Classes</text:h>
      <text:p text:style-name="Text_20_body"><text:tab/>PineDL support object-oriented programming. Classes can be defined and single-inheritance is supported with the “extends” keyword.</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dering the case of a “Player” that must have “Cards”. A possible PineDL implementation would be:</text:p>
      <text:p text:style-name="Text_20_body"/>
      <text:p text:style-name="code">class Player{</text:p>
      <text:p text:style-name="code"><text:tab/>public var cards : Card[];</text:p>
      <text:p text:style-name="code"/>
      <text:p text:style-name="code"><text:tab/>public this(){</text:p>
      <text:p text:style-name="code"><text:tab/><text:tab/>cards = new Card[];</text:p>
      <text:p text:style-name="code"><text:tab/><text:tab/>foreach(var i : int = 0; i &lt; 10; i++)</text:p>
      <text:p text:style-name="code"><text:tab/><text:tab/><text:tab/>cards[i] = new Card();</text:p>
      <text:p text:style-name="code"><text:tab/>}</text:p>
      <text:p text:style-name="code">}</text:p>
      <text:p text:style-name="code"/>
      <text:p text:style-name="code">class Card{</text:p>
      <text:p text:style-name="code"><text:tab/>//Card Data</text:p>
      <text:p text:style-name="code"><text:tab/>//Since no constructor is provided, a public constructor is used automatically</text:p>
      <text:p text:style-name="code">}</text:p>
      <text:h text:style-name="Heading_20_1" text:outline-level="1"/>
      <text:h text:style-name="Heading_20_1" text:outline-level="1">Method Example</text:h>
      <text:p text:style-name="Text_20_body"><text:tab/>The type of the method's return value can be defined both statically or dynamically, just like variables, and the same applies to the type of each argument.</text:p>
      <text:p text:style-name="Text_20_body"/>
      <text:p text:style-name="code">class Player{</text:p>
      <text:p text:style-name="code"><text:tab/>public function doSomething(a : bool, b){</text:p>
      <text:p text:style-name="code"><text:tab/><text:tab/>//a is statically typed, while b is dynamically typed.</text:p>
      <text:p text:style-name="code"><text:tab/><text:tab/>if(a) return 3;</text:p>
      <text:p text:style-name="code"><text:tab/><text:tab/>return new Player();</text:p>
      <text:p text:style-name="code"><text:tab/>}</text:p>
      <text:p text:style-name="code"><text:tab/>public function yetAnotherMethod(a) : int{</text:p>
      <text:p text:style-name="code"><text:tab/><text:tab/>//The argument a can have any type.</text:p>
      <text:p text:style-name="code"><text:tab/><text:tab/>return 3; //The statement “return new Player();” would throw a compile error here.</text:p>
      <text:p text:style-name="code"><text:tab/>}</text:p>
      <text:p text:style-name="code"><text:soft-page-break/>}</text:p>
      <text:p text:style-name="Text_20_body"/>
      <text:p text:style-name="Text_20_body"><text:tab/>Just like in variable declarations, not mentioning a type means dynamic type.</text:p>
      <text:p text:style-name="Text_20_body"/>
      <text:h text:style-name="Heading_20_1" text:outline-level="1">Constants</text:h>
      <text:p text:style-name="Text_20_body"><text:tab/>There are a few types of constants:</text:p>
      <text:p text:style-name="Text_20_body"/>
      <text:list xml:id="list343748731" text:style-name="L1">
        <text:list-item>
          <text:p text:style-name="P5">Null constant. The keyword “null”.</text:p>
        </text:list-item>
        <text:list-item>
          <text:p text:style-name="P5">Boolean constants. The keywords “true” and “false”.</text:p>
        </text:list-item>
        <text:list-item>
          <text:p text:style-name="P5">Integer constants.</text:p>
        </text:list-item>
        <text:list-item>
          <text:p text:style-name="P5">Float constants(in formats like 1.2, .3 or 4e3)</text:p>
        </text:list-item>
        <text:list-item>
          <text:p text:style-name="P5">Character constants(in the 'C' format)</text:p>
        </text:list-item>
        <text:list-item>
          <text:p text:style-name="P5">String constants(in the “Hello \”World\”!” or @”C:\Users\Username\Documents\” formats)</text:p>
        </text:list-item>
      </text:list>
      <text:h text:style-name="Heading_20_1" text:outline-level="1">Types</text:h>
      <text:p text:style-name="Text_20_body"><text:tab/>The following types are allowed:</text:p>
      <text:p text:style-name="Text_20_body"/>
      <text:list xml:id="list1582303210" text:style-name="L2">
        <text:list-item>
          <text:p text:style-name="P6">Any class name</text:p>
        </text:list-item>
        <text:list-item>
          <text:p text:style-name="P6">A valid type, followed by the '[' and the ']' characters(such as int[][])</text:p>
        </text:list-item>
        <text:list-item>
          <text:p text:style-name="P6">“void”(for function return values only)</text:p>
        </text:list-item>
        <text:list-item>
          <text:p text:style-name="P6">“string”</text:p>
        </text:list-item>
        <text:list-item>
          <text:p text:style-name="P6">“int”, “char”, “bool” and “float”, with the optional suffix '?'.</text:p>
        </text:list-item>
      </text:list>
      <text:p text:style-name="Text_20_body"/>
      <text:p text:style-name="Text_20_body"><text:span text:style-name="T2">Note</text:span>: PineDL's official implementation allows types __EXT(“some-type-name”). Those types are interpreter-defined.</text:p>
      <text:p text:style-name="Text_20_body"/>
      <text:p text:style-name="code">class X{}</text:p>
      <text:p text:style-name="code"/>
      <text:p text:style-name="code">function test(){</text:p>
      <text:p text:style-name="code">var a : X; //Valid</text:p>
      <text:p text:style-name="code">var b : int; //Valid</text:p>
      <text:p text:style-name="code">var c : void; //INVALID. Void is only accepted as function return value</text:p>
      <text:p text:style-name="code">var e : int = 2; //Valid</text:p>
      <text:p text:style-name="code">var f : int = null; //INVALID.</text:p>
      <text:p text:style-name="code">var g : int? = 2; //Valid</text:p>
      <text:p text:style-name="code">var h : int? = null; //Valid</text:p>
      <text:p text:style-name="code">var i : string = null; //Valid</text:p>
      <text:p text:style-name="code">var j : int[] = null; //Valid. Although integer itself is not nullable, an array of integers is.</text:p>
      <text:p text:style-name="code">Var g : int?[] = null; //Valid</text:p>
      <text:p text:style-name="code">var h : string[][]; //Valid</text:p>
      <text:p text:style-name="code">var i : string?; //INVALID. String is always nullable.</text:p>
      <text:p text:style-name="code"/>
      <text:p text:style-name="code">var j : int? = e; //Valid. All valid int values are valid int? values.</text:p>
      <text:p text:style-name="code">var g : int = j; //INVALID.</text:p>
      <text:p text:style-name="code"/>
      <text:p text:style-name="code">var h = 'a'; //Valid. Dynamic typing</text:p>
      <text:p text:style-name="code">h = g; //Valid. Dynamic typing</text:p>
      <text:p text:style-name="code">}</text:p>
      <text:p text:style-name="Text_20_body"><text:soft-page-break/></text:p>
      <text:h text:style-name="Heading_20_1" text:outline-level="1">Common Operations</text:h>
      <text:p text:style-name="Text_20_body"><text:tab/>PineDL has several operations.</text:p>
      <text:p text:style-name="Text_20_body"/>
      <text:p text:style-name="code">Function test(){</text:p>
      <text:p text:style-name="code">var x;</text:p>
      <text:p text:style-name="code">x = 3+3; //6</text:p>
      <text:p text:style-name="code">x = 3-2; //1</text:p>
      <text:p text:style-name="code">x = -x; //-1</text:p>
      <text:p text:style-name="code">x = 3*3; //9</text:p>
      <text:p text:style-name="code">x = x/2; //4, since x is currently an integer</text:p>
      <text:p text:style-name="code">x = 3%2; //1</text:p>
      <text:p text:style-name="code">x = true &amp;&amp; false; //false</text:p>
      <text:p text:style-name="code">x = true || false; //true</text:p>
      <text:p text:style-name="code">x = 2 &amp; 4; //2</text:p>
      <text:p text:style-name="code">x = 2 | 4; //6</text:p>
      <text:p text:style-name="code">x = 2 ^ 4; //6</text:p>
      <text:p text:style-name="code">x++; //6. x becomes 7</text:p>
      <text:p text:style-name="code">++x; //8. x becomes 8</text:p>
      <text:p text:style-name="code">x = !false; //true</text:p>
      <text:p text:style-name="code">x = 3 is int; //true</text:p>
      <text:p text:style-name="code">x = 3 &gt; 2; //true</text:p>
      <text:p text:style-name="code">x = 3 &lt; 2; //false</text:p>
      <text:p text:style-name="code">x = 3 &gt;= 3; //true</text:p>
      <text:p text:style-name="code">x = 3 &lt;= 4; //true</text:p>
      <text:p text:style-name="code">x = 3 == 4; //false</text:p>
      <text:p text:style-name="code">x = 3 != 4; //true</text:p>
      <text:p text:style-name="code">x = 4 &lt;&lt; 2; //16</text:p>
      <text:p text:style-name="code">x = 4 &gt;&gt; 2; //1</text:p>
      <text:p text:style-name="code">x = 1==1?2:3; //2</text:p>
      <text:p text:style-name="code">}</text:p>
      <text:p text:style-name="Text_20_body"/>
      <text:p text:style-name="Text_20_body"><text:tab/>Operations like “x += 2;” are also available.</text:p>
      <text:p text:style-name="Text_20_body"/>
      <text:h text:style-name="Heading_20_1" text:outline-level="1">Conditional Operations And Loops</text:h>
      <text:p text:style-name="Text_20_body"><text:tab/>PineDL also supports the “if/else” system as well as “while” and “for”.</text:p>
      <text:p text:style-name="Text_20_body"/>
      <text:p text:style-name="code">Function test(){</text:p>
      <text:p text:style-name="code">if(1==1){</text:p>
      <text:p text:style-name="code"><text:tab/>//This gets executed</text:p>
      <text:p text:style-name="code">}</text:p>
      <text:p text:style-name="code">else{</text:p>
      <text:p text:style-name="code"><text:tab/>//This does not get executed</text:p>
      <text:p text:style-name="code">}</text:p>
      <text:p text:style-name="code">for(var i : int = 0; i &lt; 10; i++){</text:p>
      <text:p text:style-name="code"><text:tab/>//This gets executed ten times.</text:p>
      <text:p text:style-name="code">}</text:p>
      <text:p text:style-name="code">var j = 0;</text:p>
      <text:p text:style-name="code">while(j &lt; 10){</text:p>
      <text:p text:style-name="code"><text:tab/>//This gets executed 10 times.</text:p>
      <text:p text:style-name="code"><text:tab/>j++;</text:p>
      <text:p text:style-name="code"><text:soft-page-break/>}</text:p>
      <text:p text:style-name="code"/>
      <text:p text:style-name="code">k = false;</text:p>
      <text:p text:style-name="code">j = 0;</text:p>
      <text:p text:style-name="code">while(true){</text:p>
      <text:p text:style-name="code"><text:tab/>k = !k;</text:p>
      <text:p text:style-name="code"><text:tab/>if(k){</text:p>
      <text:p text:style-name="code"><text:tab/><text:tab/>continue; //Checks the condition again and goes back to the beginning of the loop</text:p>
      <text:p text:style-name="code"><text:tab/>}</text:p>
      <text:p text:style-name="code"><text:tab/>if(j==5){</text:p>
      <text:p text:style-name="code"><text:tab/><text:tab/>break; // Breaks the loop.</text:p>
      <text:p text:style-name="code"><text:tab/>}</text:p>
      <text:p text:style-name="code"><text:tab/>j++;</text:p>
      <text:p text:style-name="code">}</text:p>
      <text:p text:style-name="code">}</text:p>
      <text:p text:style-name="Text_20_body"/>
      <text:h text:style-name="Heading_20_1" text:outline-level="1">Exception Handling</text:h>
      <text:p text:style-name="Text_20_body"><text:tab/>PineDL also supports exceptions, including “try/catch” statements and “throw” statements as well, but not “finally” statements.</text:p>
      <text:p text:style-name="Text_20_body"/>
      <text:p text:style-name="code">function test(){</text:p>
      <text:p text:style-name="code"><text:tab/>try{</text:p>
      <text:p text:style-name="code"><text:tab/><text:tab/>try{</text:p>
      <text:p text:style-name="code"><text:tab/><text:tab/><text:tab/>throw new Exception();</text:p>
      <text:p text:style-name="code"><text:tab/><text:tab/>}</text:p>
      <text:p text:style-name="code"><text:tab/><text:tab/>catch(e){ //Dynamic typing.</text:p>
      <text:p text:style-name="code"><text:tab/><text:tab/>}</text:p>
      <text:p text:style-name="code"><text:tab/>}</text:p>
      <text:p text:style-name="code"><text:tab/>catch(j : Exception){} //Static typing</text:p>
      <text:p text:style-name="code">}</text:p>
      <text:p text:style-name="Text_20_body"/>
      <text:h text:style-name="Heading_20_1" text:outline-level="1">Constants</text:h>
      <text:p text:style-name="Text_20_body"><text:tab/>While variables are declared as:</text:p>
      <text:p text:style-name="Text_20_body"/>
      <text:p text:style-name="code">var name [: type] [= expression];</text:p>
      <text:p text:style-name="Text_20_body"/>
      <text:p text:style-name="Text_20_body"><text:tab/>Constants are declared as:</text:p>
      <text:p text:style-name="Text_20_body"/>
      <text:p text:style-name="code">const name = expression;</text:p>
      <text:p text:style-name="Text_20_body"/>
      <text:p text:style-name="Text_20_body"><text:tab/>Once declared, neither the type nor the value of a constant may change. In constants, the type is never explicitly specified.</text:p>
      <text:p text:style-name="Text_20_body"/>
      <text:h text:style-name="P9" text:outline-level="1">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1474467466" text:style-name="L3">
        <text:list-item>
          <text:p text:style-name="P7">public</text:p>
        </text:list-item>
        <text:list-item>
          <text:p text:style-name="P7">private</text:p>
        </text:list-item>
        <text:list-item>
          <text:p text:style-name="P7">protected</text:p>
        </text:list-item>
      </text:list>
      <text:p text:style-name="Text_20_body"/>
      <text:p text:style-name="Text_20_body"><text:tab/>Their meaning closely matches other programming languages such as Java, C++ and C#.</text:p>
      <text:p text:style-name="Text_20_body"/>
      <text:h text:style-name="Heading_20_1"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19T20:40:30</dc:date>
    <meta:editing-duration>PT18H31M04S</meta:editing-duration>
    <meta:editing-cycles>62</meta:editing-cycles>
    <meta:generator>OpenOffice.org/3.1$Linux OpenOffice.org_project/310m11$Build-9399</meta:generator>
    <dc:creator>luis User</dc:creator>
    <meta:document-statistic meta:table-count="0" meta:image-count="0" meta:object-count="0" meta:page-count="6" meta:paragraph-count="193" meta:word-count="1195" meta:character-count="6469"/>
    <meta:user-defined meta:name="Info 1"/>
    <meta:user-defined meta:name="Info 2"/>
    <meta:user-defined meta:name="Info 3"/>
    <meta:user-defined meta:name="Info 4"/>
  </office:meta>
</office:document-meta>
</file>